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4d66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4d66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4d66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4d66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4d66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4d66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4d66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4d66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4d66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4d66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4d66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4d66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4d66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4d66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4d66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4d66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4d66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Francisco Josè Rengel Rosill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9/12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47153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Vìctor Luis Rengel Saudin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903836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32.18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6" meta:non-whitespace-character-count="999"/>
    <meta:template xlink:type="simple" xlink:actuate="onRequest" xlink:title="Normal" xlink:href=""/>
  </office:meta>
</office:document-meta>
</file>